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family-generic="roman" style:font-pitch="variable"/>
    <style:font-face style:name="Arial Unicode MS2"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text-properties fo:language="en" fo:country="US" officeooo:paragraph-rsid="00100e8a"/>
    </style:style>
    <style:style style:name="P3" style:family="paragraph" style:parent-style-name="Heading_20_1">
      <style:text-properties fo:language="en" fo:country="US" officeooo:paragraph-rsid="0015a1f0"/>
    </style:style>
    <style:style style:name="P4" style:family="paragraph" style:parent-style-name="Heading_20_3">
      <style:text-properties fo:language="en" fo:country="US"/>
    </style:style>
    <style:style style:name="P5" style:family="paragraph" style:parent-style-name="Horizontal_20_Line">
      <style:text-properties fo:language="en" fo:country="US"/>
    </style:style>
    <style:style style:name="P6" style:family="paragraph" style:parent-style-name="Preformatted_20_Text">
      <style:text-properties fo:language="en" fo:country="US" officeooo:paragraph-rsid="00100e8a"/>
    </style:style>
    <style:style style:name="P7" style:family="paragraph" style:parent-style-name="Preformatted_20_Text">
      <style:text-properties fo:language="en" fo:country="US" officeooo:paragraph-rsid="0015a1f0"/>
    </style:style>
    <style:style style:name="P8" style:family="paragraph" style:parent-style-name="Standard">
      <style:paragraph-properties fo:margin-top="0cm" fo:margin-bottom="0.499cm" style:contextual-spacing="false" style:writing-mode="lr-tb"/>
      <style:text-properties fo:color="#c9211e" loext:opacity="100%" fo:font-size="20pt" fo:language="en" fo:country="US" fo:background-color="#ffff00" style:font-size-asian="20pt" style:font-size-complex="20pt"/>
    </style:style>
    <style:style style:name="P9" style:family="paragraph" style:parent-style-name="Standard">
      <style:paragraph-properties fo:margin-top="0cm" fo:margin-bottom="0.499cm" style:contextual-spacing="false" fo:line-height="100%"/>
      <style:text-properties fo:color="#c9211e" loext:opacity="100%" fo:language="en" fo:country="US" officeooo:rsid="000f46cc" officeooo:paragraph-rsid="000f46cc"/>
    </style:style>
    <style:style style:name="P10" style:family="paragraph" style:parent-style-name="Standard">
      <style:paragraph-properties fo:margin-top="0cm" fo:margin-bottom="0.499cm" style:contextual-spacing="false" fo:line-height="100%"/>
      <style:text-properties fo:color="#c9211e" loext:opacity="100%" fo:language="en" fo:country="US" officeooo:rsid="00144d46" officeooo:paragraph-rsid="00144d46"/>
    </style:style>
    <style:style style:name="P11" style:family="paragraph" style:parent-style-name="Standard">
      <style:paragraph-properties fo:margin-top="0cm" fo:margin-bottom="0.499cm" style:contextual-spacing="false" fo:line-height="100%"/>
      <style:text-properties fo:color="#c9211e" loext:opacity="100%" fo:language="en" fo:country="US" officeooo:rsid="00144d46" officeooo:paragraph-rsid="0018fd03"/>
    </style:style>
    <style:style style:name="P12" style:family="paragraph" style:parent-style-name="Standard">
      <style:paragraph-properties fo:margin-top="0cm" fo:margin-bottom="0.499cm" style:contextual-spacing="fals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margin-top="0cm" fo:margin-bottom="0.499cm" style:contextual-spacing="false" fo:line-height="100%"/>
      <style:text-properties fo:language="en" fo:country="US" officeooo:rsid="000f46cc" officeooo:paragraph-rsid="000f46cc"/>
    </style:style>
    <style:style style:name="P15" style:family="paragraph" style:parent-style-name="Standard">
      <style:paragraph-properties fo:margin-top="0cm" fo:margin-bottom="0.499cm" style:contextual-spacing="false" fo:line-height="100%"/>
      <style:text-properties fo:language="en" fo:country="US"/>
    </style:style>
    <style:style style:name="P16" style:family="paragraph" style:parent-style-name="Standard">
      <style:paragraph-properties fo:margin-top="0cm" fo:margin-bottom="0.499cm" style:contextual-spacing="false" fo:line-height="100%"/>
      <style:text-properties fo:language="en" fo:country="US" officeooo:rsid="00144d46" officeooo:paragraph-rsid="00144d46"/>
    </style:style>
    <style:style style:name="P17" style:family="paragraph" style:parent-style-name="Standard">
      <style:paragraph-properties fo:margin-top="0cm" fo:margin-bottom="0.499cm" style:contextual-spacing="false"/>
      <style:text-properties fo:language="en" fo:country="US" officeooo:rsid="0016bbc4" officeooo:paragraph-rsid="0016bbc4"/>
    </style:style>
    <style:style style:name="P18" style:family="paragraph" style:parent-style-name="Standard">
      <style:paragraph-properties fo:margin-top="0cm" fo:margin-bottom="0.499cm" style:contextual-spacing="false" fo:line-height="100%"/>
      <style:text-properties officeooo:paragraph-rsid="0018fd03"/>
    </style:style>
    <style:style style:name="P19" style:family="paragraph" style:parent-style-name="Text_20_body" style:list-style-name="L1">
      <style:paragraph-properties fo:margin-top="0cm" fo:margin-bottom="0cm" style:contextual-spacing="false"/>
      <style:text-properties fo:language="en" fo:country="US"/>
    </style:style>
    <style:style style:name="P20" style:family="paragraph" style:parent-style-name="Text_20_body" style:list-style-name="L1">
      <style:text-properties fo:language="en" fo:country="US"/>
    </style:style>
    <style:style style:name="P21" style:family="paragraph" style:parent-style-name="Text_20_body" style:list-style-name="L2"/>
    <style:style style:name="T1" style:family="text">
      <style:text-properties style:use-window-font-color="true" loext:opacity="0%"/>
    </style:style>
    <style:style style:name="T2" style:family="text">
      <style:text-properties style:text-outline="false" style:text-line-through-style="none" style:text-line-through-type="none" style:font-name="Arial Unicode MS1" fo:font-style="normal" fo:text-shadow="none" style:text-underline-style="none" fo:font-weight="normal" style:font-style-asian="normal" style:font-weight-asian="normal" style:text-emphasize="none"/>
    </style:style>
    <style:style style:name="T3" style:family="text">
      <style:text-properties fo:language="en" fo:country="US"/>
    </style:style>
    <style:style style:name="T4" style:family="text">
      <style:text-properties officeooo:rsid="0015a1f0"/>
    </style:style>
    <style:style style:name="T5" style:family="text">
      <style:text-properties fo:color="#c9211e" loext:opacity="100%"/>
    </style:style>
    <style:style style:name="T6" style:family="text">
      <style:text-properties fo:color="#c9211e" loext:opacity="100%" officeooo:rsid="0015a1f0"/>
    </style:style>
    <style:style style:name="T7" style:family="text">
      <style:text-properties fo:color="#c9211e" loext:opacity="100%" fo:language="en" fo:country="US" officeooo:rsid="0018fd03"/>
    </style:style>
    <style:style style:name="T8" style:family="text">
      <style:text-properties officeooo:rsid="0017f2a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Databases and SQL for Data Science with Python</text:span></text:p>
      <text:p text:style-name="P12"/>
      <text:p text:style-name="P17">Oh My God</text:p>
      <text:p text:style-name="P17"><text:a xlink:type="simple" xlink:href="https://cf-courses-data.s3.us.cloud-object-storage.appdomain.cloud/IBM-CC0100EN-SkillsNetwork/labs/IBMCloud_accountCreation/CreateIBMCloudAccount.md.html" text:style-name="Internet_20_link" text:visited-style-name="Visited_20_Internet_20_Link">https://cf-courses-data.s3.us.cloud-object-storage.appdomain.cloud/IBM-CC0100EN-SkillsNetwork/labs/IBMCloud_accountCreation/CreateIBMCloudAccount.md.html</text:a></text:p>
      <text:p text:style-name="P17"/>
      <text:p text:style-name="P9">LAB01</text:p>
      <text:p text:style-name="P15"><text:a xlink:type="simple" xlink:href="https://cf-courses-data.s3.us.cloud-object-storage.appdomain.cloud/IBMDeveloperSkillsNetwork-DB0201EN-SkillsNetwork/labs/Labs_Coursera_V5/labs/Lab%20-%20Basics%20of%20SQL%20SELECT%20Statement/instructional-labs.md.html" text:style-name="Internet_20_link" text:visited-style-name="Visited_20_Internet_20_Link">https://cf-courses-data.s3.us.cloud-object-storage.appdomain.cloud/IBMDeveloperSkillsNetwork-DB0201EN-SkillsNetwork/labs/Labs_Coursera_V5/labs/Lab%20-%20Basics%20of%20SQL%20SELECT%20Statement/instructional-labs.md.html</text:a></text:p>
      <text:p text:style-name="P9">LAB02</text:p>
      <text:p text:style-name="P14"><text:a xlink:type="simple" xlink:href="https://cf-courses-data.s3.us.cloud-object-storage.appdomain.cloud/IBMDeveloperSkillsNetwork-DB0201EN-SkillsNetwork/labs/Labs_Coursera_V5/labs/Lab%20-%20COUNT%20-%20DISTINCT%20-%20LIMIT/instructional-labs.md.html" text:style-name="Internet_20_link" text:visited-style-name="Visited_20_Internet_20_Link">https://cf-courses-data.s3.us.cloud-object-storage.appdomain.cloud/IBMDeveloperSkillsNetwork-DB0201EN-SkillsNetwork/labs/Labs_Coursera_V5/labs/Lab%20-%20COUNT%20-%20DISTINCT%20-%20LIMIT/instructional-labs.md.html</text:a></text:p>
      <text:p text:style-name="P10">LAB03</text:p>
      <text:p text:style-name="P16"><text:a xlink:type="simple" xlink:href="https://cf-courses-data.s3.us.cloud-object-storage.appdomain.cloud/IBMDeveloperSkillsNetwork-DB0201EN-SkillsNetwork/labs/Labs_Coursera_V5/labs/Lab%20-%20INSERT%20-%20UPDATE%20-%20DELETE/instructional-labs.md.html" text:style-name="Internet_20_link" text:visited-style-name="Visited_20_Internet_20_Link">https://cf-courses-data.s3.us.cloud-object-storage.appdomain.cloud/IBMDeveloperSkillsNetwork-DB0201EN-SkillsNetwork/labs/Labs_Coursera_V5/labs/Lab%20-%20INSERT%20-%20UPDATE%20-%20DELETE/instructional-labs.md.html</text:a></text:p>
      <text:p text:style-name="P18"><text:span text:style-name="T7">Reading : </text:span><text:span text:style-name="T5">Examples to CREATE and DROP tables (5 mins)</text:span></text:p>
      <text:p text:style-name="P16"><text:a xlink:type="simple" xlink:href="https://cf-courses-data.s3.us.cloud-object-storage.appdomain.cloud/IBMDeveloperSkillsNetwork-DB0201EN-SkillsNetwork/labs/Module%202/DB0201-l2%20_M2_CREATE_DROP.md.html?origin=www.coursera.org" text:style-name="Internet_20_link" text:visited-style-name="Visited_20_Internet_20_Link">https://cf-courses-data.s3.us.cloud-object-storage.appdomain.cloud/IBMDeveloperSkillsNetwork-DB0201EN-SkillsNetwork/labs/Module%202/DB0201-l2%20_M2_CREATE_DROP.md.html?origin=www.coursera.org</text:a></text:p>
      <text:p text:style-name="P11">LAB0<text:span text:style-name="T8">4</text:span></text:p>
      <text:p text:style-name="P16">https://cf-courses-data.s3.us.cloud-object-storage.appdomain.cloud/IBMDeveloperSkillsNetwork-DB0201EN-SkillsNetwork/labs/Labs_Coursera_V5/labs/Lab%20-%20CREATE%20-%20ALTER%20-%20TRUNCATE%20-%20DROP/instructional-labs.md.html?origin=www.coursera.org</text:p>
      <text:p text:style-name="P12">In this module, you will be introduced to databases. You will create a database instance on the cloud. You will learn some of the basic SQL statements. You will also write and practice basic SQL hands-on on a live database. </text:p>
      <text:h text:style-name="P4" text:outline-level="3">Learning Objectives</text:h>
      <text:p text:style-name="P5"/>
      <text:list xml:id="list2404634230" text:style-name="L1">
        <text:list-item>
          <text:p text:style-name="P19">Create an IBM Cloud Lite account.</text:p>
        </text:list-item>
        <text:list-item>
          <text:p text:style-name="P19">Demonstrate how to write basic SQL statements</text:p>
        </text:list-item>
        <text:list-item>
          <text:p text:style-name="P19"><text:soft-page-break/>Describe SQL and Databases</text:p>
        </text:list-item>
        <text:list-item>
          <text:p text:style-name="P20">Create and execute CREATE TABLE, SELECT, INSERT, and DELETE SQL statements with a live database</text:p>
        </text:list-item>
      </text:list>
      <text:h text:style-name="P1" text:outline-level="1">About Hands-on Labs in this course</text:h>
      <text:p text:style-name="Text_20_body"><text:span text:style-name="T3">An important aspect of working with databases and SQL is developing hands-on skills. Therefore, each module in the course contains hands-on labs for you to practice what you learn in the videos. In this course, you will be using the </text:span><text:span text:style-name="Strong_20_Emphasis"><text:span text:style-name="T3">IBM Db2 database service</text:span></text:span><text:span text:style-name="T3"> to practice and apply your skills. To provision an instance of Db2 you require an IBM Cloud account, for which you will be provided a feature code to create a trial account.</text:span></text:p>
      <text:p text:style-name="Text_20_body"><text:span text:style-name="T3">In case you encounter issues with creating an IBM Cloud account or provisioning a Db2 instance, the course also contains alternative labs using other database software that is marked </text:span><text:span text:style-name="Strong_20_Emphasis"><text:span text:style-name="T3">Optional</text:span></text:span><text:span text:style-name="T3">. If you are able to work with Db2, you do not need to complete the optional labs. However, if you encounter issues with Db2, you can practice using the optional labs instead.</text:span></text:p>
      <text:h text:style-name="P1" text:outline-level="1">Introduction to Databases</text:h>
      <text:p text:style-name="P13"/>
      <text:p text:style-name="P13">Hello and welcome to SQL for data science. </text:p>
      <text:p text:style-name="P13">First, we will talk a little bit about what you'll learn in this course. </text:p>
      <text:p text:style-name="P13">This course teaches you the basics of the SQL language and the relational database model. </text:p>
      <text:p text:style-name="P13">There will be some lab exercises, </text:p>
      <text:p text:style-name="P13">and at the end of each section </text:p>
      <text:p text:style-name="P13">there are a few review questions. </text:p>
      <text:p text:style-name="P13">And at the end, there is a final exam. </text:p>
      <text:p text:style-name="P13">By the end of this course, </text:p>
      <text:p text:style-name="P13">you will be able to discuss SQL basics and </text:p>
      <text:p text:style-name="P13">explain various aspects of the relational database model. </text:p>
      <text:p text:style-name="P13">In this video, we will learn about SQL and relational databases. </text:p>
      <text:p text:style-name="P13">By the end of this video, </text:p>
      <text:p text:style-name="P13">you will be able to describe SQL, data, </text:p>
      <text:p text:style-name="P13">database, a relational database, and list five basic SQL commands. </text:p>
      <text:p text:style-name="P13">But wait, what is SQL and what is a relational database? What is SQL? </text:p>
      <text:p text:style-name="P13">SQL is a language used for relational databases to query or get data out of a database. </text:p>
      <text:p text:style-name="P13">SQL is also referred to as SQL </text:p>
      <text:p text:style-name="P13">and is short for its original name Structured English Query Language. </text:p>
      <text:p text:style-name="P13">So SQL is a language used for a database to query data. </text:p>
      <text:p text:style-name="P13">But what is data and what is a database? </text:p>
      <text:p text:style-name="P13">Data is a collection of facts in the form of words, </text:p>
      <text:p text:style-name="P13">numbers, or even pictures. </text:p>
      <text:p text:style-name="P13">Data is one of the most critical assets of any business. </text:p>
      <text:p text:style-name="P13">It is used and collected practically everywhere. </text:p>
      <text:p text:style-name="P13">Your bank stores data about you, your name, </text:p>
      <text:p text:style-name="P13">address, phone number, account number et cetera. </text:p>
      <text:p text:style-name="P13">Your credit card company and your paypal accounts also store data about you. </text:p>
      <text:p text:style-name="P13">Data is important; so, it needs to be </text:p>
      <text:p text:style-name="P13">secure, and it needs to be stored and accessed quickly. </text:p>
      <text:p text:style-name="P13"><text:soft-page-break/>The answer is a database. </text:p>
      <text:p text:style-name="P13">So, what is a database? </text:p>
      <text:p text:style-name="P13">Databases are everywhere and used every day, but they are largely taken for granted. </text:p>
      <text:p text:style-name="P13">A database is a repository of data. </text:p>
      <text:p text:style-name="P13">It is a program that stores data. </text:p>
      <text:p text:style-name="P13">A database also provides the functionality for adding, </text:p>
      <text:p text:style-name="P13">modifying, and querying that data. </text:p>
      <text:p text:style-name="P13">There are different kinds of databases of different requirements. </text:p>
      <text:p text:style-name="P13">The data can be stored in various forms. </text:p>
      <text:p text:style-name="P13">When data is stored in tabular form, </text:p>
      <text:p text:style-name="P13">the data is organized in tables like in a spreadsheet, </text:p>
      <text:p text:style-name="P13">which is columns and rows. </text:p>
      <text:p text:style-name="P13">That's a relational database. </text:p>
      <text:p text:style-name="P13">The columns contain properties about the item such as last name, </text:p>
      <text:p text:style-name="P13">first name, email address, city. </text:p>
      <text:p text:style-name="P13">A table is a collection of related things like </text:p>
      <text:p text:style-name="P13">a list of employees or a list of book authors. </text:p>
      <text:p text:style-name="P13">In a relational database, </text:p>
      <text:p text:style-name="P13">you can form relationships between tables. </text:p>
      <text:p text:style-name="P13">So a database is a repository of data. </text:p>
      <text:p text:style-name="P13">A set of software tools for the data in the database is called </text:p>
      <text:p text:style-name="P13">a database management system or DBMS for short. </text:p>
      <text:p text:style-name="P13">The terms database, database server, database system, </text:p>
      <text:p text:style-name="P13">data server, and database management systems are often used interchangeably. </text:p>
      <text:p text:style-name="P13">For relational databases, it's called a relational database management system or RDBMS. </text:p>
      <text:p text:style-name="P13">RDBMS is a set of software tools that controls </text:p>
      <text:p text:style-name="P13">the data such as access, organization, and storage. </text:p>
      <text:p text:style-name="P13">And RDBMS serves as the backbone of applications in many industries including banking, </text:p>
      <text:p text:style-name="P13">transportation, health, and so on. </text:p>
      <text:p text:style-name="P13">Examples of relational database management systems are </text:p>
      <text:p text:style-name="P13">my SQL, Oracle Database, </text:p>
      <text:p text:style-name="P13">DB2 Warehouse, and DB2 on Cloud. For the majority of people using a database, </text:p>
      <text:p text:style-name="P13">there are five simple commands to create a table, </text:p>
      <text:p text:style-name="P13">insert data to populate the table, </text:p>
      <text:p text:style-name="P13">select data from the table, </text:p>
      <text:p text:style-name="P13">update data in the table, </text:p>
      <text:p text:style-name="P13">delete data from the table. </text:p>
      <text:p text:style-name="P13">So those are the building blocks for SQL for data science. </text:p>
      <text:p text:style-name="P13">You can now describe what is SQL, what is data, </text:p>
      <text:p text:style-name="P13">what is a database, and what is a relational database. </text:p>
      <text:p text:style-name="P13">You know that RDBMS stands for Relational Database Management System, </text:p>
      <text:p text:style-name="P13">and you can list five basic SQL commands to create a table, </text:p>
      <text:p text:style-name="P13">insert data to populate the table, </text:p>
      <text:p text:style-name="P13">select data from the table, </text:p>
      <text:p text:style-name="P13">update data in the table, </text:p>
      <text:p text:style-name="P13">and delete data from the table. </text:p>
      <text:p text:style-name="P13">Thanks for watching this video. </text:p>
      <text:p text:style-name="P13">(Music) </text:p>
      <text:p text:style-name="P13"/>
      <text:p text:style-name="P7"><text:span text:style-name="Source_20_Text">FilmLocations</text:span></text:p>
      <text:p text:style-name="P7"><text:span text:style-name="Source_20_Text">( <text:s text:c="3"/>Title: <text:s text:c="13"/>titles of the films,</text:span></text:p>
      <text:p text:style-name="P7"><text:span text:style-name="Source_20_Text">ReleaseYear:</text:span><text:span text:style-name="Source_20_Text"><text:span text:style-name="T1"> <text:s text:c="7"/></text:span></text:span><text:span text:style-name="Source_20_Text">time of public release of the films,</text:span></text:p>
      <text:p text:style-name="P7"><text:span text:style-name="Source_20_Text">Locations: locations of San Francisco where the films were shot, </text:span></text:p>
      <text:p text:style-name="P7"><text:soft-page-break/><text:span text:style-name="Source_20_Text">FunFacts: funny facts about the filming locations, <text:s/></text:span></text:p>
      <text:p text:style-name="P7"><text:span text:style-name="Source_20_Text">ProductionCompany: <text:s/>companies who produced the films, </text:span></text:p>
      <text:p text:style-name="P7"><text:span text:style-name="Source_20_Text">Distributor: <text:s text:c="7"/>companies who distributed the films,</text:span></text:p>
      <text:p text:style-name="P7"><text:span text:style-name="Source_20_Text">Director: people who directed the films, <text:s text:c="4"/></text:span></text:p>
      <text:p text:style-name="P7"><text:span text:style-name="Source_20_Text">Writer: people who wrote the films, </text:span></text:p>
      <text:p text:style-name="P7"><text:span text:style-name="Source_20_Text">Actor1: <text:s text:c="12"/>person 1 who acted in the films, <text:s text:c="4"/></text:span></text:p>
      <text:p text:style-name="P7"><text:span text:style-name="Source_20_Text">Actor2: person 2 who acted in the films, <text:s text:c="4"/></text:span></text:p>
      <text:p text:style-name="P7"><text:span text:style-name="Source_20_Text">Actor3: person 3 who acted in the films)</text:span></text:p>
      <text:p text:style-name="P6"><text:span text:style-name="Source_20_Text"><text:span text:style-name="T6"/></text:span></text:p>
      <text:h text:style-name="P3" text:outline-level="1"><text:span text:style-name="Source_20_Text"><text:span text:style-name="T6">WEEK 1</text:span></text:span></text:h>
      <text:h text:style-name="P2" text:outline-level="1"><text:span text:style-name="Source_20_Text">Summary &amp; Highlights</text:span></text:h>
      <text:p text:style-name="Text_20_body">Congratulations! You have completed this lesson. At this point in the course, you know: </text:p>
      <text:list xml:id="list3690992890" text:style-name="L2">
        <text:list-item>
          <text:p text:style-name="P21">You can use Data Manipulation Language (DML) statements to read and modify data. </text:p>
        </text:list-item>
        <text:list-item>
          <text:p text:style-name="P21">The search condition of the WHERE clause uses a predicate to refine the search.​ </text:p>
        </text:list-item>
        <text:list-item>
          <text:p text:style-name="P21">COUNT, DISTINCT, and LIMIT​ are expressions that are used with SELECT statements​. </text:p>
        </text:list-item>
        <text:list-item>
          <text:p text:style-name="P21">INSERT, UPDATE, and DELETE are DML statements for populating and changing tables. </text:p>
        </text:list-item>
      </text:list>
      <text:p text:style-name="P6"><text:span text:style-name="Source_20_Tex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family-generic="roman" style:font-pitch="variable"/>
    <style:font-face style:name="Arial Unicode MS2"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2"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6T17:28:03.768795217</meta:creation-date>
    <dc:date>2022-09-19T11:09:28.537289466</dc:date>
    <meta:editing-duration>P2DT13H27M23S</meta:editing-duration>
    <meta:editing-cycles>6</meta:editing-cycles>
    <meta:generator>LibreOffice/7.2.2.2$MacOSX_X86_64 LibreOffice_project/02b2acce88a210515b4a5bb2e46cbfb63fe97d56</meta:generator>
    <meta:document-statistic meta:table-count="0" meta:image-count="0" meta:object-count="0" meta:page-count="4" meta:paragraph-count="119" meta:word-count="1042" meta:character-count="7328" meta:non-whitespace-character-count="6210"/>
  </office:meta>
</office:document-meta>
</file>